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, 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30056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officeooo:paragraph-rsid="004bf8e2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">
      <style:text-properties fo:color="#bbbbbb" fo:language="en" fo:country="US" officeooo:rsid="0028d5c7" officeooo:paragraph-rsid="004f2718" style:font-name-asian="Times New Roman1" style:language-asian="ru" style:country-asian="RU"/>
    </style:style>
    <style:style style:name="P6" style:family="paragraph" style:parent-style-name="Standard">
      <style:text-properties fo:color="#bbbbbb" fo:language="en" fo:country="US" officeooo:rsid="0028d5c7" officeooo:paragraph-rsid="004fa4f3" style:font-name-asian="Times New Roman1" style:language-asian="ru" style:country-asian="RU"/>
    </style:style>
    <style:style style:name="P7" style:family="paragraph" style:parent-style-name="Standard">
      <style:text-properties fo:color="#bbbbbb" fo:language="en" fo:country="US" officeooo:rsid="0028d5c7" officeooo:paragraph-rsid="0050ad9c" style:font-name-asian="Times New Roman1" style:language-asian="ru" style:country-asian="RU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1fdc10" style:font-weight-asian="normal" style:font-weight-complex="normal"/>
    </style:style>
    <style:style style:name="T4" style:family="text">
      <style:text-properties fo:language="en" fo:country="US" fo:font-weight="normal" officeooo:rsid="002a8fa6" style:font-weight-asian="normal" style:font-weight-complex="normal"/>
    </style:style>
    <style:style style:name="T5" style:family="text">
      <style:text-properties fo:language="en" fo:country="US" fo:font-weight="normal" officeooo:rsid="0030056e" style:font-weight-asian="normal" style:font-weight-complex="normal"/>
    </style:style>
    <style:style style:name="T6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language="en" fo:country="US" fo:font-weight="normal" officeooo:rsid="004bf8e2" style:font-size-asian="12pt" style:font-weight-asian="normal" style:font-size-complex="12pt" style:font-weight-complex="normal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language="ru" fo:country="RU" fo:font-weight="normal" officeooo:rsid="004bf8e2" style:font-size-asian="12pt" style:font-weight-asian="normal" style:font-size-complex="12pt" style:font-weight-complex="normal"/>
    </style:style>
    <style:style style:name="T12" style:family="text">
      <style:text-properties style:use-window-font-color="true" style:font-name="Calibri" fo:font-size="16pt" fo:font-weight="normal" officeooo:rsid="004f2718" style:font-name-asian="Calibri" style:font-size-asian="16pt" style:language-asian="zh" style:country-asian="CN" style:font-weight-asian="normal" style:font-name-complex="Times New Roman1" style:font-size-complex="16pt" style:language-complex="ar" style:country-complex="SA" style:font-weight-complex="normal"/>
    </style:style>
    <style:style style:name="T13" style:family="text">
      <style:text-properties style:use-window-font-color="true" style:font-name="Calibri" fo:font-size="12pt" fo:language="ru" fo:country="RU" fo:font-weight="normal" officeooo:rsid="004f2718" style:font-name-asian="Calibri" style:font-size-asian="12pt" style:language-asian="zh" style:country-asian="CN" style:font-weight-asian="normal" style:font-name-complex="Times New Roman1" style:font-size-complex="12pt" style:language-complex="ar" style:country-complex="SA" style:font-weight-complex="normal"/>
    </style:style>
    <style:style style:name="T14" style:family="text">
      <style:text-properties style:use-window-font-color="true" style:font-name="Calibri" fo:font-size="12pt" fo:language="ru" fo:country="RU" fo:font-weight="normal" officeooo:rsid="004fa4f3" style:font-name-asian="Calibri" style:font-size-asian="12pt" style:language-asian="zh" style:country-asian="CN" style:font-weight-asian="normal" style:font-name-complex="Times New Roman1" style:font-size-complex="12pt" style:language-complex="ar" style:country-complex="SA" style:font-weight-complex="normal"/>
    </style:style>
    <style:style style:name="T15" style:family="text">
      <style:text-properties style:use-window-font-color="true" style:font-name="Calibri" fo:font-size="12pt" fo:language="ru" fo:country="RU" fo:font-weight="normal" officeooo:rsid="0050ad9c" style:font-name-asian="Calibri" style:font-size-asian="12pt" style:language-asian="zh" style:country-asian="CN" style:font-weight-asian="normal" style:font-name-complex="Times New Roman1" style:font-size-complex="12pt" style:language-complex="ar" style:country-complex="SA" style:font-weight-complex="normal"/>
    </style:style>
    <style:style style:name="T16" style:family="text">
      <style:text-properties style:use-window-font-color="true" style:font-name="Calibri" fo:font-size="12pt" fo:language="ru" fo:country="RU" fo:font-weight="normal" officeooo:rsid="0050e04f" style:font-name-asian="Calibri" style:font-size-asian="12pt" style:language-asian="zh" style:country-asian="CN" style:font-weight-asian="normal" style:font-name-complex="Times New Roman1" style:font-size-complex="12pt" style:language-complex="ar" style:country-complex="SA" style:font-weight-complex="normal"/>
    </style:style>
    <style:style style:name="T17" style:family="text">
      <style:text-properties style:use-window-font-color="true" style:font-name="Calibri" fo:font-size="12pt" fo:font-weight="normal" officeooo:rsid="004f2718" style:font-name-asian="Calibri" style:font-size-asian="12pt" style:language-asian="zh" style:country-asian="CN" style:font-weight-asian="normal" style:font-name-complex="Times New Roman1" style:font-size-complex="12pt" style:language-complex="ar" style:country-complex="SA" style:font-weight-complex="normal"/>
    </style:style>
    <style:style style:name="T18" style:family="text">
      <style:text-properties style:use-window-font-color="true" style:font-name="Calibri" fo:font-size="12pt" fo:font-weight="normal" officeooo:rsid="004fa4f3" style:font-name-asian="Calibri" style:font-size-asian="12pt" style:language-asian="zh" style:country-asian="CN" style:font-weight-asian="normal" style:font-name-complex="Times New Roman1" style:font-size-complex="12pt" style:language-complex="ar" style:country-complex="SA" style:font-weight-complex="normal"/>
    </style:style>
    <style:style style:name="T19" style:family="text">
      <style:text-properties style:use-window-font-color="true" style:font-name="Calibri" fo:font-size="12pt" fo:font-weight="normal" officeooo:rsid="0050ad9c" style:font-name-asian="Calibri" style:font-size-asian="12pt" style:language-asian="zh" style:country-asian="CN" style:font-weight-asian="normal" style:font-name-complex="Times New Roman1" style:font-size-complex="12pt" style:language-complex="ar" style:country-complex="SA" style:font-weight-complex="normal"/>
    </style:style>
    <style:style style:name="T20" style:family="text">
      <style:text-properties fo:color="#777777" style:font-name="Helvetica" fo:font-size="12pt" fo:language="ru" fo:country="RU" fo:font-weight="normal" officeooo:rsid="004bf8e2" fo:background-color="#eeeeee" loext:char-shading-value="0" style:font-size-asian="12pt" style:font-weight-asian="normal" style:font-name-complex="Helvetica" style:font-size-complex="12pt" style:font-weight-complex="normal"/>
    </style:style>
    <style:style style:name="T21" style:family="text">
      <style:text-properties fo:color="#bbbbbb" style:font-name="Calibri" fo:font-size="12pt" fo:language="en" fo:country="US" fo:font-weight="normal" officeooo:rsid="0028d5c7" style:font-name-asian="Times New Roman1" style:font-size-asian="12pt" style:language-asian="ru" style:country-asian="RU" style:font-weight-asian="normal" style:font-name-complex="Times New Roman1" style:font-size-complex="12pt" style:language-complex="ar" style:country-complex="SA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Strong_20_Emphasis"><text:span text:style-name="T1">Версия </text:span></text:span><text:span text:style-name="Strong_20_Emphasis"><text:span text:style-name="T2">19</text:span></text:span><text:span text:style-name="Strong_20_Emphasis"><text:span text:style-name="T5">0610</text:span></text:span></text:p>
      <text:p text:style-name="P1"><text:span text:style-name="Strong_20_Emphasis"><text:span text:style-name="T1">Предыдущая версия (</text:span></text:span><text:span text:style-name="Strong_20_Emphasis"><text:span text:style-name="T3">1905</text:span></text:span><text:span text:style-name="Strong_20_Emphasis"><text:span text:style-name="T4">21</text:span></text:span><text:span text:style-name="Strong_20_Emphasis"><text:span text:style-name="T1">) </text:span></text:span></text:p>
      <text:p text:style-name="P2"><text:span text:style-name="Strong_20_Emphasis"><text:span text:style-name="T7">Общие сведения</text:span></text:span></text:p>
      <text:p text:style-name="P3"><text:span text:style-name="Strong_20_Emphasis"><text:span text:style-name="T10">Пакет </text:span></text:span><text:span text:style-name="Strong_20_Emphasis"><text:span text:style-name="T9">k</text:span></text:span><text:span text:style-name="Strong_20_Emphasis"><text:span text:style-name="T8">pglo</text:span></text:span><text:span text:style-name="Strong_20_Emphasis"><text:span text:style-name="T10"> – это набор </text:span></text:span><text:span text:style-name="Strong_20_Emphasis"><text:span text:style-name="T8">golang</text:span></text:span><text:span text:style-name="Strong_20_Emphasis"><text:span text:style-name="T10"> оболочек процедур СУБД </text:span></text:span><text:span text:style-name="Strong_20_Emphasis"><text:span text:style-name="T8">Postgresql</text:span></text:span><text:span text:style-name="Strong_20_Emphasis"><text:span text:style-name="T10"> для работы с </text:span></text:span><text:span text:style-name="Strong_20_Emphasis"><text:span text:style-name="T8">large</text:span></text:span><text:span text:style-name="Strong_20_Emphasis"><text:span text:style-name="T10"> </text:span></text:span><text:span text:style-name="Strong_20_Emphasis"><text:span text:style-name="T8">Object</text:span></text:span><text:span text:style-name="Strong_20_Emphasis"><text:span text:style-name="T10"> (</text:span></text:span><text:span text:style-name="Strong_20_Emphasis"><text:span text:style-name="T8">lo</text:span></text:span><text:span text:style-name="Strong_20_Emphasis"><text:span text:style-name="T10"> далее) </text:span></text:span><text:span text:style-name="Strong_20_Emphasis"><text:span text:style-name="T11">драйвера </text:span></text:span><text:span text:style-name="Strong_20_Emphasis"><text:span text:style-name="T20">github.com/go-pg/pg.</text:span></text:span><text:span text:style-name="Strong_20_Emphasis"><text:span text:style-name="T10">.</text:span></text:span></text:p>
      <text:p text:style-name="Standard"><text:span text:style-name="Strong_20_Emphasis"><text:span text:style-name="T10">Часть этих оболочек приватные (</text:span></text:span><text:span text:style-name="Strong_20_Emphasis"><text:span text:style-name="T8">closeLo</text:span></text:span><text:span text:style-name="Strong_20_Emphasis"><text:span text:style-name="T10">, </text:span></text:span><text:span text:style-name="Strong_20_Emphasis"><text:span text:style-name="T8">openLo</text:span></text:span><text:span text:style-name="Strong_20_Emphasis"><text:span text:style-name="T10"> … ) и здесь не описываются. </text:span></text:span></text:p>
      <text:p text:style-name="Standard"/>
      <text:p text:style-name="P2"><text:span text:style-name="Strong_20_Emphasis"><text:span text:style-name="T6">API</text:span></text:span></text:p>
      <text:p text:style-name="P5"><text:span text:style-name="Strong_20_Emphasis"><text:span text:style-name="T12">func </text:span></text:span><text:bookmark-start text:name="api_func_AsynchReadLo"/><text:span text:style-name="Strong_20_Emphasis"><text:span text:style-name="T12">AsynchReadLo</text:span></text:span><text:bookmark-end text:name="api_func_AsynchReadLo"/><text:span text:style-name="Strong_20_Emphasis"><text:span text:style-name="T12">(loid int, chunkSize int) (chunkChan chan ReadChunkRep)</text:span></text:span></text:p>
      <text:p text:style-name="P5"><text:span text:style-name="Strong_20_Emphasis"><text:span text:style-name="T13">Функция создает (и возвращает) канал, через который </text:span></text:span><text:span text:style-name="Strong_20_Emphasis"><text:span text:style-name="T14">выпихивает </text:span></text:span><text:span text:style-name="Strong_20_Emphasis"><text:span text:style-name="T15">смежные </text:span></text:span><text:span text:style-name="Strong_20_Emphasis"><text:span text:style-name="T14">куски </text:span></text:span><text:span text:style-name="Strong_20_Emphasis"><text:span text:style-name="T18">lo </text:span></text:span><text:span text:style-name="Strong_20_Emphasis"><text:span text:style-name="T14">в виде экземпляров типа </text:span></text:span></text:p>
      <text:p text:style-name="P6"><text:span text:style-name="Strong_20_Emphasis"><text:span text:style-name="T14">type </text:span></text:span><text:bookmark-start text:name="api_type_ReadChunkRep"/><text:span text:style-name="Strong_20_Emphasis"><text:span text:style-name="T14">ReadChunkRep</text:span></text:span><text:bookmark-end text:name="api_type_ReadChunkRep"/><text:span text:style-name="Strong_20_Emphasis"><text:span text:style-name="T14"> struct {<text:line-break/><text:tab/>Err error//<text:line-break/><text:tab/>Dur <text:s text:c="6"/>time.Duration//Время получения байтового куска из базы<text:line-break/><text:tab/>ChunkData []byte <text:line-break/>}</text:span></text:span></text:p>
      <text:p text:style-name="P7"><text:span text:style-name="Strong_20_Emphasis"><text:span text:style-name="T15">которые считываются из базы в отдельной рутине. Таким образом, образуется последовательность кусков, последний из который либо </text:span></text:span><text:span text:style-name="Strong_20_Emphasis"><text:span text:style-name="T19">Err!=nil, </text:span></text:span><text:span text:style-name="Strong_20_Emphasis"><text:span text:style-name="T15">либо </text:span></text:span><text:span text:style-name="Strong_20_Emphasis"><text:span text:style-name="T19">len( </text:span></text:span><text:span text:style-name="Strong_20_Emphasis"><text:span text:style-name="T14">ChunkData</text:span></text:span><text:span text:style-name="Strong_20_Emphasis"><text:span text:style-name="T19">)==0. </text:span></text:span><text:span text:style-name="Strong_20_Emphasis"><text:span text:style-name="T15">В последнем случае чтение выполнено успешно, </text:span></text:span><text:span text:style-name="Strong_20_Emphasis"><text:span text:style-name="T16">в первом — имела место ошибка и ранее полученные куски негодны. Канал не имеет буфера, поэтому чтение из базы блокируется до изъятия из канала последнего считанного куска.</text:span></text:span></text:p>
      <text:p text:style-name="P5"><text:span text:style-name="Strong_20_Emphasis"><text:span text:style-name="T2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, 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language-asian="zh" style:country-asian="CN" style:font-name-complex="Times New Roman1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/>
      <style:text-properties style:font-name="Courier New" fo:font-family="'Courier New'" style:font-family-generic="modern" fo:font-size="10pt" style:font-name-asian="Times New Roman1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82cm" loext:contextual-spacing="true" fo:text-indent="0cm" style:auto-text-indent="false"/>
    </style:style>
    <style:style style:name="Текст_20_примечания" style:display-name="Текст примечания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font-weight="bold" style:font-weight-asian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Основной_20_шрифт_20_абзаца" style:display-name="Основной шрифт абзаца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name-asian="Times New Roman1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Неразрешенное_20_упоминание" style:display-name="Неразрешенное упоминание" style:family="text">
      <style:text-properties fo:color="#605e5c" fo:background-color="#e1dfdd"/>
    </style:style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Makarov</meta:initial-creator>
    <meta:creation-date>2018-06-13T08:11:00</meta:creation-date>
    <dc:date>2019-11-08T00:31:42.332000000</dc:date>
    <meta:editing-cycles>78</meta:editing-cycles>
    <meta:editing-duration>P8DT4H41M1S</meta:editing-duration>
    <meta:generator>LibreOffice/5.3.6.1$Windows_X86_64 LibreOffice_project/686f202eff87ef707079aeb7f485847613344eb7</meta:generator>
    <meta:document-statistic meta:table-count="0" meta:image-count="0" meta:object-count="0" meta:page-count="1" meta:paragraph-count="10" meta:word-count="129" meta:character-count="944" meta:non-whitespace-character-count="810"/>
  </office:meta>
</office:document-meta>
</file>